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9d1" officeooo:paragraph-rsid="0016f9d1"/>
    </style:style>
    <style:style style:name="P2" style:family="paragraph" style:parent-style-name="Standard">
      <style:text-properties officeooo:rsid="0016f9d1" officeooo:paragraph-rsid="0018e9f3"/>
    </style:style>
    <style:style style:name="P3" style:family="paragraph" style:parent-style-name="Standard">
      <style:text-properties officeooo:rsid="0018e9f3" officeooo:paragraph-rsid="0018e9f3"/>
    </style:style>
    <style:style style:name="T1" style:family="text">
      <style:text-properties officeooo:rsid="0018e9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ulator:</text:p>
      <text:p text:style-name="P1"/>
      <text:p text:style-name="P1"><text:tab/>Status: </text:p>
      <text:p text:style-name="P1">Removed from 1l_15</text:p>
      <text:p text:style-name="P1"/>
      <text:p text:style-name="P1"><text:tab/>Issue faced: </text:p>
      <text:p text:style-name="P1">The regulated voltage <text:s/>would go as low as 2.8 thus not providing suffient energy supply.</text:p>
      <text:p text:style-name="P1"/>
      <text:p text:style-name="P1"><text:tab/>Solution: </text:p>
      <text:p text:style-name="P1">The ESP-01 module shall act as the battery monitor. Once the battery reaches below a certain threshhold, the ESP shall trade irrcorrigible data. This is the cue for the controller to shut down every peripheral and glow the “CHARGE REQUIRED” LED.</text:p>
      <text:p text:style-name="P1"/>
      <text:p text:style-name="P1">Charger IC:</text:p>
      <text:p text:style-name="P1"/>
      <text:p text:style-name="P2"><text:tab/>Staus:</text:p>
      <text:p text:style-name="P2">Shift from MCP73838 to MCP73831</text:p>
      <text:p text:style-name="P2"/>
      <text:p text:style-name="P2"><text:tab/><text:span text:style-name="T1">Issue Faced:</text:span></text:p>
      <text:p text:style-name="P3">The MCP73838 created a lot of problems, each time it was connected / used in a new circuit. The exact technical reason is not known.</text:p>
      <text:p text:style-name="P3"/>
      <text:p text:style-name="P3"><text:tab/>Solution:</text:p>
      <text:p text:style-name="P3">MCP73831 was tested for reliability and repetability. It also provides better charging spe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4:36:14.748418202</meta:creation-date>
    <dc:date>2015-06-26T14:57:26.339294609</dc:date>
    <meta:editing-duration>PT5M31S</meta:editing-duration>
    <meta:editing-cycles>1</meta:editing-cycles>
    <meta:document-statistic meta:table-count="0" meta:image-count="0" meta:object-count="0" meta:page-count="1" meta:paragraph-count="14" meta:word-count="113" meta:character-count="692" meta:non-whitespace-character-count="583"/>
    <meta:generator>LibreOffice/4.2.8.2$Linux_X86_64 LibreOffice_project/420m0$Build-2</meta:generator>
  </office:meta>
</office:document-meta>
</file>